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d62" officeooo:paragraph-rsid="001b5d62"/>
    </style:style>
    <style:style style:name="P2" style:family="paragraph" style:parent-style-name="Standard">
      <style:text-properties officeooo:rsid="001bbe4d" officeooo:paragraph-rsid="001bbe4d"/>
    </style:style>
    <style:style style:name="T1" style:family="text">
      <style:text-properties officeooo:rsid="001bbe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h stack:</text:p>
      <text:p text:style-name="P1">React – we chose react because of the component based architecture, this make our code modular and hence our code will be easier to maintain and Test.</text:p>
      <text:p text:style-name="P1"/>
      <text:p text:style-name="P1">Node.js and Express- This allows us to use javascript<text:span text:style-name="T1">(React)</text:span> for both the front and bac<text:span text:style-name="T1">k </text:span>end<text:span text:style-name="T1">(Node.js)</text:span> therefore quicker for the team to lear<text:span text:style-name="T1">n and Node.js is supported by a lot of testing frameworks including Jest which is our testing framework of choice.</text:span></text:p>
      <text:p text:style-name="P1"/>
      <text:p text:style-name="P2">Trello- we will use trello to keep track of our backlog and tasks in a simple and organized app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2:11:20.907454248</meta:creation-date>
    <dc:date>2025-04-13T22:44:44.176763973</dc:date>
    <meta:editing-duration>PT8M45S</meta:editing-duration>
    <meta:editing-cycles>1</meta:editing-cycles>
    <meta:document-statistic meta:table-count="0" meta:image-count="0" meta:object-count="0" meta:page-count="1" meta:paragraph-count="4" meta:word-count="89" meta:character-count="511" meta:non-whitespace-character-count="425"/>
    <meta:generator>LibreOffice/24.2.7.2$Linux_X86_64 LibreOffice_project/420$Build-2</meta:generator>
  </office:meta>
</office:document-meta>
</file>